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e.isD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perty.createFromXml( Element acl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lProperty.AclProperty( Ace [ ] accessControl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.getPrivile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.toXml(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e.getInherited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.Ace( Principal principal , boolean invert , Privilege [ ] privileges , boolean grant , boolean isProtected , String inheritedH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lProperty.AclProperty( List 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e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.createFromXml( Element ace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e.Ace( Principal principal , boolean invert , Privilege [ ] privileges , boolean grant , boolean isProtected , AclResource inheri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e.isI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e.isG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perty.createDenyAce( Principal principal , Privilege [ ] privileges , boolean invert , boolean isProtected , AclResource inherited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Property.createGrantAce( Principal principal , Privilege [ ] privileges , boolean invert , boolean isProtected , AclResource inherited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e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